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5BB6FCA3B694DB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071cm, 16.26cm, 25.426cm, 10.43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4cm" svg:height="24.599cm" svg:x="0.991cm" svg:y="2.191cm">
          <draw:image xlink:href="Pictures/10000000000005E8000007E0F5BB6FCA3B694DB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7T14:35:54.004600242</dc:date>
    <meta:editing-duration>PT3M38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